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6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3.01pt" svg:height="258.43pt" svg:x="250.04pt" svg:y="249.25pt">
            <draw:object draw:notify-on-update-of-ranges="Sheet1.A21:Sheet1.A3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09 <text:s text:c="3"/>sampled: 1864.005 <text:s text:c="2"/>given: 3800 <text:s text:c="2"/>gain: 2.03862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508 <text:s text:c="3"/>sampled: 1863.904 <text:s text:c="2"/>given: 3800 <text:s text:c="2"/>gain: 2.03873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37 <text:s text:c="3"/>sampled: 1766.116 <text:s text:c="2"/>given: 3600 <text:s text:c="2"/>gain: 2.03837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37 <text:s text:c="3"/>sampled: 1766.116 <text:s text:c="2"/>given: 3600 <text:s text:c="2"/>gain: 2.03837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63 <text:s text:c="3"/>sampled: 1668.027 <text:s text:c="2"/>given: 3400 <text:s text:c="2"/>gain: 2.03833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62 <text:s text:c="3"/>sampled: 1667.926 <text:s text:c="2"/>given: 3400 <text:s text:c="2"/>gain: 2.0384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9 <text:s text:c="3"/>sampled: 1569.937 <text:s text:c="2"/>given: 3200 <text:s text:c="2"/>gain: 2.03829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9 <text:s text:c="3"/>sampled: 1569.937 <text:s text:c="2"/>given: 3200 <text:s text:c="2"/>gain: 2.03829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15 <text:s text:c="3"/>sampled: 1471.848 <text:s text:c="2"/>given: 3000 <text:s text:c="2"/>gain: 2.03825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15 <text:s text:c="3"/>sampled: 1471.848 <text:s text:c="2"/>given: 3000 <text:s text:c="2"/>gain: 2.03825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42 <text:s text:c="3"/>sampled: 1373.859 <text:s text:c="2"/>given: 2800 <text:s text:c="2"/>gain: 2.03805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42 <text:s text:c="3"/>sampled: 1373.859 <text:s text:c="2"/>given: 2800 <text:s text:c="2"/>gain: 2.03805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67 <text:s text:c="3"/>sampled: 1275.668 <text:s text:c="2"/>given: 2600 <text:s text:c="2"/>gain: 2.03814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67 <text:s text:c="3"/>sampled: 1275.668 <text:s text:c="2"/>given: 2600 <text:s text:c="2"/>gain: 2.03814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94 <text:s text:c="3"/>sampled: 1177.679 <text:s text:c="2"/>given: 2400 <text:s text:c="2"/>gain: 2.03790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94 <text:s text:c="3"/>sampled: 1177.679 <text:s text:c="2"/>given: 2400 <text:s text:c="2"/>gain: 2.03790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20 <text:s text:c="3"/>sampled: 1079.59 <text:s text:c="2"/>given: 2200 <text:s text:c="2"/>gain: 2.03781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20 <text:s text:c="3"/>sampled: 1079.59 <text:s text:c="2"/>given: 2200 <text:s text:c="2"/>gain: 2.03781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8622" calcext:value-type="float">
            <text:p>2.03862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732" calcext:value-type="float">
            <text:p>2.03873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371" calcext:value-type="float">
            <text:p>2.03837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371" calcext:value-type="float">
            <text:p>2.03837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337" calcext:value-type="float">
            <text:p>2.03833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46" calcext:value-type="float">
            <text:p>2.0384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298" calcext:value-type="float">
            <text:p>2.03829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298" calcext:value-type="float">
            <text:p>2.03829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254" calcext:value-type="float">
            <text:p>2.03825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254" calcext:value-type="float">
            <text:p>2.03825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055" calcext:value-type="float">
            <text:p>2.03805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055" calcext:value-type="float">
            <text:p>2.03805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147" calcext:value-type="float">
            <text:p>2.03814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147" calcext:value-type="float">
            <text:p>2.03814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7906" calcext:value-type="float">
            <text:p>2.03790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7906" calcext:value-type="float">
            <text:p>2.03790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7811" calcext:value-type="float">
            <text:p>2.03781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7811" calcext:value-type="float">
            <text:p>2.037811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82" calcext:value-type="float">
            <text:p>2.0382</text:p>
          </table:table-cell>
          <table:table-cell table:number-columns-repeated="6"/>
        </table:table-row>
        <table:table-row table:style-name="ro1" table:number-rows-repeated="6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 table:number-rows-repeated="1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2340.857" calcext:value-type="float">
            <text:p>2340.857</text:p>
          </table:table-cell>
          <table:table-cell table:formula="of:=AVERAGE([.A61:.A103])" office:value-type="float" office:value="2341.30890697674" calcext:value-type="float">
            <text:p>2341.30890697674</text:p>
          </table:table-cell>
          <table:table-cell table:formula="of:=AVERAGE([.F61:.F64])" office:value-type="float" office:value="49.926" calcext:value-type="float">
            <text:p>49.926</text:p>
          </table:table-cell>
          <table:table-cell table:formula="of:=2*[.C61]" office:value-type="float" office:value="99.852" calcext:value-type="float">
            <text:p>99.852</text:p>
          </table:table-cell>
          <table:table-cell table:formula="of:=[.D61]/[.B61]" office:value-type="float" office:value="0.0426479392370892" calcext:value-type="float">
            <text:p>0.042647939237089</text:p>
          </table:table-cell>
          <table:table-cell office:value-type="float" office:value="49.926" calcext:value-type="float">
            <text:p>49.926</text:p>
          </table:table-cell>
          <table:table-cell/>
        </table:table-row>
        <table:table-row table:style-name="ro2">
          <table:table-cell office:value-type="float" office:value="2341.864" calcext:value-type="float">
            <text:p>2341.864</text:p>
          </table:table-cell>
          <table:table-cell table:number-columns-repeated="4"/>
          <table:table-cell office:value-type="float" office:value="49.926" calcext:value-type="float">
            <text:p>49.926</text:p>
          </table:table-cell>
          <table:table-cell/>
        </table:table-row>
        <table:table-row table:style-name="ro2">
          <table:table-cell office:value-type="float" office:value="2340.958" calcext:value-type="float">
            <text:p>2340.958</text:p>
          </table:table-cell>
          <table:table-cell table:number-columns-repeated="4"/>
          <table:table-cell office:value-type="float" office:value="49.926" calcext:value-type="float">
            <text:p>49.926</text:p>
          </table:table-cell>
          <table:table-cell/>
        </table:table-row>
        <table:table-row table:style-name="ro2">
          <table:table-cell office:value-type="float" office:value="2341.36" calcext:value-type="float">
            <text:p>2341.36</text:p>
          </table:table-cell>
          <table:table-cell table:number-columns-repeated="4"/>
          <table:table-cell office:value-type="float" office:value="49.926" calcext:value-type="float">
            <text:p>49.926</text:p>
          </table:table-cell>
          <table:table-cell/>
        </table:table-row>
        <table:table-row table:style-name="ro2">
          <table:table-cell office:value-type="float" office:value="2341.159" calcext:value-type="float">
            <text:p>2341.159</text:p>
          </table:table-cell>
          <table:table-cell table:number-columns-repeated="6"/>
        </table:table-row>
        <table:table-row table:style-name="ro2">
          <table:table-cell office:value-type="float" office:value="2341.26" calcext:value-type="float">
            <text:p>2341.26</text:p>
          </table:table-cell>
          <table:table-cell table:number-columns-repeated="6"/>
        </table:table-row>
        <table:table-row table:style-name="ro2">
          <table:table-cell office:value-type="float" office:value="2341.26" calcext:value-type="float">
            <text:p>2341.26</text:p>
          </table:table-cell>
          <table:table-cell table:number-columns-repeated="6"/>
        </table:table-row>
        <table:table-row table:style-name="ro2">
          <table:table-cell office:value-type="float" office:value="2341.36" calcext:value-type="float">
            <text:p>2341.36</text:p>
          </table:table-cell>
          <table:table-cell table:number-columns-repeated="6"/>
        </table:table-row>
        <table:table-row table:style-name="ro2">
          <table:table-cell office:value-type="float" office:value="2341.36" calcext:value-type="float">
            <text:p>2341.36</text:p>
          </table:table-cell>
          <table:table-cell table:number-columns-repeated="6"/>
        </table:table-row>
        <table:table-row table:style-name="ro2">
          <table:table-cell office:value-type="float" office:value="2340.454" calcext:value-type="float">
            <text:p>2340.454</text:p>
          </table:table-cell>
          <table:table-cell table:number-columns-repeated="6"/>
        </table:table-row>
        <table:table-row table:style-name="ro2">
          <table:table-cell office:value-type="float" office:value="2341.763" calcext:value-type="float">
            <text:p>2341.763</text:p>
          </table:table-cell>
          <table:table-cell table:number-columns-repeated="6"/>
        </table:table-row>
        <table:table-row table:style-name="ro2">
          <table:table-cell office:value-type="float" office:value="2340.857" calcext:value-type="float">
            <text:p>2340.857</text:p>
          </table:table-cell>
          <table:table-cell table:number-columns-repeated="6"/>
        </table:table-row>
        <table:table-row table:style-name="ro2">
          <table:table-cell office:value-type="float" office:value="2340.656" calcext:value-type="float">
            <text:p>2340.656</text:p>
          </table:table-cell>
          <table:table-cell table:number-columns-repeated="6"/>
        </table:table-row>
        <table:table-row table:style-name="ro2">
          <table:table-cell office:value-type="float" office:value="2342.166" calcext:value-type="float">
            <text:p>2342.166</text:p>
          </table:table-cell>
          <table:table-cell table:number-columns-repeated="6"/>
        </table:table-row>
        <table:table-row table:style-name="ro2">
          <table:table-cell office:value-type="float" office:value="2340.656" calcext:value-type="float">
            <text:p>2340.656</text:p>
          </table:table-cell>
          <table:table-cell table:number-columns-repeated="6"/>
        </table:table-row>
        <table:table-row table:style-name="ro2">
          <table:table-cell office:value-type="float" office:value="2341.965" calcext:value-type="float">
            <text:p>2341.965</text:p>
          </table:table-cell>
          <table:table-cell table:number-columns-repeated="6"/>
        </table:table-row>
        <table:table-row table:style-name="ro2">
          <table:table-cell office:value-type="float" office:value="2341.26" calcext:value-type="float">
            <text:p>2341.26</text:p>
          </table:table-cell>
          <table:table-cell table:number-columns-repeated="6"/>
        </table:table-row>
        <table:table-row table:style-name="ro2">
          <table:table-cell office:value-type="float" office:value="2341.159" calcext:value-type="float">
            <text:p>2341.159</text:p>
          </table:table-cell>
          <table:table-cell table:number-columns-repeated="6"/>
        </table:table-row>
        <table:table-row table:style-name="ro2">
          <table:table-cell office:value-type="float" office:value="2340.555" calcext:value-type="float">
            <text:p>2340.555</text:p>
          </table:table-cell>
          <table:table-cell table:number-columns-repeated="6"/>
        </table:table-row>
        <table:table-row table:style-name="ro2">
          <table:table-cell office:value-type="float" office:value="2341.763" calcext:value-type="float">
            <text:p>2341.763</text:p>
          </table:table-cell>
          <table:table-cell table:number-columns-repeated="6"/>
        </table:table-row>
        <table:table-row table:style-name="ro2">
          <table:table-cell office:value-type="float" office:value="2341.562" calcext:value-type="float">
            <text:p>2341.562</text:p>
          </table:table-cell>
          <table:table-cell table:number-columns-repeated="6"/>
        </table:table-row>
        <table:table-row table:style-name="ro2">
          <table:table-cell office:value-type="float" office:value="2342.166" calcext:value-type="float">
            <text:p>2342.166</text:p>
          </table:table-cell>
          <table:table-cell table:number-columns-repeated="6"/>
        </table:table-row>
        <table:table-row table:style-name="ro2">
          <table:table-cell office:value-type="float" office:value="2341.965" calcext:value-type="float">
            <text:p>2341.965</text:p>
          </table:table-cell>
          <table:table-cell table:number-columns-repeated="6"/>
        </table:table-row>
        <table:table-row table:style-name="ro2">
          <table:table-cell office:value-type="float" office:value="2341.562" calcext:value-type="float">
            <text:p>2341.562</text:p>
          </table:table-cell>
          <table:table-cell table:number-columns-repeated="6"/>
        </table:table-row>
        <table:table-row table:style-name="ro2">
          <table:table-cell office:value-type="float" office:value="2341.36" calcext:value-type="float">
            <text:p>2341.36</text:p>
          </table:table-cell>
          <table:table-cell table:number-columns-repeated="6"/>
        </table:table-row>
        <table:table-row table:style-name="ro2">
          <table:table-cell office:value-type="float" office:value="2341.461" calcext:value-type="float">
            <text:p>2341.461</text:p>
          </table:table-cell>
          <table:table-cell table:number-columns-repeated="5"/>
          <table:table-cell table:style-name="ce3"/>
        </table:table-row>
        <table:table-row table:style-name="ro2">
          <table:table-cell office:value-type="float" office:value="2341.36" calcext:value-type="float">
            <text:p>2341.36</text:p>
          </table:table-cell>
          <table:table-cell table:number-columns-repeated="6"/>
        </table:table-row>
        <table:table-row table:style-name="ro2">
          <table:table-cell office:value-type="float" office:value="2340.857" calcext:value-type="float">
            <text:p>2340.857</text:p>
          </table:table-cell>
          <table:table-cell table:number-columns-repeated="6"/>
        </table:table-row>
        <table:table-row table:style-name="ro2">
          <table:table-cell office:value-type="float" office:value="2341.36" calcext:value-type="float">
            <text:p>2341.36</text:p>
          </table:table-cell>
          <table:table-cell table:number-columns-repeated="6"/>
        </table:table-row>
        <table:table-row table:style-name="ro2">
          <table:table-cell office:value-type="float" office:value="2341.159" calcext:value-type="float">
            <text:p>2341.159</text:p>
          </table:table-cell>
          <table:table-cell table:number-columns-repeated="6"/>
        </table:table-row>
        <table:table-row table:style-name="ro2">
          <table:table-cell office:value-type="float" office:value="2341.763" calcext:value-type="float">
            <text:p>2341.763</text:p>
          </table:table-cell>
          <table:table-cell table:number-columns-repeated="6"/>
        </table:table-row>
        <table:table-row table:style-name="ro2">
          <table:table-cell office:value-type="float" office:value="2341.26" calcext:value-type="float">
            <text:p>2341.26</text:p>
          </table:table-cell>
          <table:table-cell table:number-columns-repeated="6"/>
        </table:table-row>
        <table:table-row table:style-name="ro2">
          <table:table-cell office:value-type="float" office:value="2340.756" calcext:value-type="float">
            <text:p>2340.756</text:p>
          </table:table-cell>
          <table:table-cell table:number-columns-repeated="6"/>
        </table:table-row>
        <table:table-row table:style-name="ro2">
          <table:table-cell office:value-type="float" office:value="2341.058" calcext:value-type="float">
            <text:p>2341.058</text:p>
          </table:table-cell>
          <table:table-cell table:number-columns-repeated="6"/>
        </table:table-row>
        <table:table-row table:style-name="ro2">
          <table:table-cell office:value-type="float" office:value="2340.756" calcext:value-type="float">
            <text:p>2340.756</text:p>
          </table:table-cell>
          <table:table-cell table:number-columns-repeated="6"/>
        </table:table-row>
        <table:table-row table:style-name="ro2">
          <table:table-cell office:value-type="float" office:value="2340.354" calcext:value-type="float">
            <text:p>2340.354</text:p>
          </table:table-cell>
          <table:table-cell table:number-columns-repeated="6"/>
        </table:table-row>
        <table:table-row table:style-name="ro2">
          <table:table-cell office:value-type="float" office:value="2341.864" calcext:value-type="float">
            <text:p>2341.864</text:p>
          </table:table-cell>
          <table:table-cell table:number-columns-repeated="6"/>
        </table:table-row>
        <table:table-row table:style-name="ro2">
          <table:table-cell office:value-type="float" office:value="2341.965" calcext:value-type="float">
            <text:p>2341.965</text:p>
          </table:table-cell>
          <table:table-cell table:number-columns-repeated="6"/>
        </table:table-row>
        <table:table-row table:style-name="ro2">
          <table:table-cell office:value-type="float" office:value="2341.864" calcext:value-type="float">
            <text:p>2341.864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office:value-type="float" office:value="2341.763" calcext:value-type="float">
            <text:p>2341.763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float" office:value="2340.756" calcext:value-type="float">
            <text:p>2340.756</text:p>
          </table:table-cell>
          <table:table-cell table:number-columns-repeated="6"/>
        </table:table-row>
        <table:table-row table:style-name="ro2">
          <table:table-cell office:value-type="float" office:value="2341.562" calcext:value-type="float">
            <text:p>2341.562</text:p>
          </table:table-cell>
          <table:table-cell table:number-columns-repeated="6"/>
        </table:table-row>
        <table:table-row table:style-name="ro2">
          <table:table-cell office:value-type="float" office:value="2341.058" calcext:value-type="float">
            <text:p>2341.058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formula="of:=AVERAGE([.A107:.A179])" office:value-type="float" office:value="2129.41167123288" calcext:value-type="float">
            <text:p>2129.41167123288</text:p>
          </table:table-cell>
          <table:table-cell table:formula="of:=AVERAGE([.F107:.F112])" office:value-type="float" office:value="4.823" calcext:value-type="float">
            <text:p>4.823</text:p>
          </table:table-cell>
          <table:table-cell table:formula="of:=2*[.C107]" office:value-type="float" office:value="9.646" calcext:value-type="float">
            <text:p>9.646</text:p>
          </table:table-cell>
          <table:table-cell table:formula="of:=[.D107]/[.B107]" office:value-type="float" office:value="0.00452988970160721" calcext:value-type="float">
            <text:p>0.004529889701607</text:p>
          </table:table-cell>
          <table:table-cell office:value-type="float" office:value="4.827" calcext:value-type="float">
            <text:p>4.827</text:p>
          </table:table-cell>
          <table:table-cell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4"/>
          <table:table-cell office:value-type="float" office:value="4.823" calcext:value-type="float">
            <text:p>4.823</text:p>
          </table:table-cell>
          <table:table-cell/>
        </table:table-row>
        <table:table-row table:style-name="ro2">
          <table:table-cell office:value-type="float" office:value="2128.564" calcext:value-type="float">
            <text:p>2128.564</text:p>
          </table:table-cell>
          <table:table-cell table:number-columns-repeated="4"/>
          <table:table-cell office:value-type="float" office:value="4.823" calcext:value-type="float">
            <text:p>4.823</text:p>
          </table:table-cell>
          <table:table-cell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4"/>
          <table:table-cell office:value-type="float" office:value="4.822" calcext:value-type="float">
            <text:p>4.822</text:p>
          </table:table-cell>
          <table:table-cell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4"/>
          <table:table-cell office:value-type="float" office:value="4.822" calcext:value-type="float">
            <text:p>4.822</text:p>
          </table:table-cell>
          <table:table-cell/>
        </table:table-row>
        <table:table-row table:style-name="ro2">
          <table:table-cell office:value-type="float" office:value="2128.867" calcext:value-type="float">
            <text:p>2128.867</text:p>
          </table:table-cell>
          <table:table-cell table:number-columns-repeated="4"/>
          <table:table-cell office:value-type="float" office:value="4.821" calcext:value-type="float">
            <text:p>4.821</text:p>
          </table:table-cell>
          <table:table-cell/>
        </table:table-row>
        <table:table-row table:style-name="ro2">
          <table:table-cell office:value-type="float" office:value="2130.478" calcext:value-type="float">
            <text:p>2130.478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9.773" calcext:value-type="float">
            <text:p>2129.773</text:p>
          </table:table-cell>
          <table:table-cell table:number-columns-repeated="6"/>
        </table:table-row>
        <table:table-row table:style-name="ro2">
          <table:table-cell office:value-type="float" office:value="2129.773" calcext:value-type="float">
            <text:p>2129.773</text:p>
          </table:table-cell>
          <table:table-cell table:number-columns-repeated="6"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number-columns-repeated="6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9.974" calcext:value-type="float">
            <text:p>2129.974</text:p>
          </table:table-cell>
          <table:table-cell table:style-name="ce3" table:number-columns-repeated="5"/>
          <table:table-cell/>
        </table:table-row>
        <table:table-row table:style-name="ro2">
          <table:table-cell office:value-type="float" office:value="2128.665" calcext:value-type="float">
            <text:p>2128.665</text:p>
          </table:table-cell>
          <table:table-cell table:number-columns-repeated="6"/>
        </table:table-row>
        <table:table-row table:style-name="ro2">
          <table:table-cell office:value-type="float" office:value="2128.967" calcext:value-type="float">
            <text:p>2128.967</text:p>
          </table:table-cell>
          <table:table-cell table:number-columns-repeated="6"/>
        </table:table-row>
        <table:table-row table:style-name="ro2">
          <table:table-cell office:value-type="float" office:value="2129.974" calcext:value-type="float">
            <text:p>2129.974</text:p>
          </table:table-cell>
          <table:table-cell table:number-columns-repeated="6"/>
        </table:table-row>
        <table:table-row table:style-name="ro2">
          <table:table-cell office:value-type="float" office:value="2128.464" calcext:value-type="float">
            <text:p>2128.464</text:p>
          </table:table-cell>
          <table:table-cell table:number-columns-repeated="6"/>
        </table:table-row>
        <table:table-row table:style-name="ro2">
          <table:table-cell office:value-type="float" office:value="2128.665" calcext:value-type="float">
            <text:p>2128.665</text:p>
          </table:table-cell>
          <table:table-cell table:number-columns-repeated="6"/>
        </table:table-row>
        <table:table-row table:style-name="ro2">
          <table:table-cell office:value-type="float" office:value="2129.27" calcext:value-type="float">
            <text:p>2129.27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9.874" calcext:value-type="float">
            <text:p>2129.874</text:p>
          </table:table-cell>
          <table:table-cell table:number-columns-repeated="6"/>
        </table:table-row>
        <table:table-row table:style-name="ro2">
          <table:table-cell office:value-type="float" office:value="2129.874" calcext:value-type="float">
            <text:p>2129.874</text:p>
          </table:table-cell>
          <table:table-cell table:number-columns-repeated="6"/>
        </table:table-row>
        <table:table-row table:style-name="ro2">
          <table:table-cell office:value-type="float" office:value="2129.874" calcext:value-type="float">
            <text:p>2129.874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8.967" calcext:value-type="float">
            <text:p>2128.967</text:p>
          </table:table-cell>
          <table:table-cell table:number-columns-repeated="6"/>
        </table:table-row>
        <table:table-row table:style-name="ro2">
          <table:table-cell office:value-type="float" office:value="2129.37" calcext:value-type="float">
            <text:p>2129.37</text:p>
          </table:table-cell>
          <table:table-cell table:number-columns-repeated="6"/>
        </table:table-row>
        <table:table-row table:style-name="ro2">
          <table:table-cell office:value-type="float" office:value="2130.176" calcext:value-type="float">
            <text:p>2130.176</text:p>
          </table:table-cell>
          <table:table-cell table:number-columns-repeated="6"/>
        </table:table-row>
        <table:table-row table:style-name="ro2">
          <table:table-cell office:value-type="float" office:value="2128.967" calcext:value-type="float">
            <text:p>2128.967</text:p>
          </table:table-cell>
          <table:table-cell table:style-name="ce3" table:number-columns-repeated="4"/>
          <table:table-cell table:number-columns-repeated="2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8.967" calcext:value-type="float">
            <text:p>2128.967</text:p>
          </table:table-cell>
          <table:table-cell table:number-columns-repeated="6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9.874" calcext:value-type="float">
            <text:p>2129.874</text:p>
          </table:table-cell>
          <table:table-cell table:number-columns-repeated="6"/>
        </table:table-row>
        <table:table-row table:style-name="ro2">
          <table:table-cell office:value-type="float" office:value="2130.075" calcext:value-type="float">
            <text:p>2130.075</text:p>
          </table:table-cell>
          <table:table-cell table:number-columns-repeated="6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6"/>
        </table:table-row>
        <table:table-row table:style-name="ro2">
          <table:table-cell office:value-type="float" office:value="2129.773" calcext:value-type="float">
            <text:p>2129.773</text:p>
          </table:table-cell>
          <table:table-cell table:number-columns-repeated="6"/>
        </table:table-row>
        <table:table-row table:style-name="ro2">
          <table:table-cell office:value-type="float" office:value="2130.176" calcext:value-type="float">
            <text:p>2130.176</text:p>
          </table:table-cell>
          <table:table-cell table:number-columns-repeated="6"/>
        </table:table-row>
        <table:table-row table:style-name="ro2">
          <table:table-cell office:value-type="float" office:value="2129.672" calcext:value-type="float">
            <text:p>2129.672</text:p>
          </table:table-cell>
          <table:table-cell table:number-columns-repeated="6"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number-columns-repeated="6"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number-columns-repeated="6"/>
        </table:table-row>
        <table:table-row table:style-name="ro2">
          <table:table-cell office:value-type="float" office:value="2129.672" calcext:value-type="float">
            <text:p>2129.672</text:p>
          </table:table-cell>
          <table:table-cell table:number-columns-repeated="6"/>
        </table:table-row>
        <table:table-row table:style-name="ro2">
          <table:table-cell office:value-type="float" office:value="2128.967" calcext:value-type="float">
            <text:p>2128.967</text:p>
          </table:table-cell>
          <table:table-cell table:number-columns-repeated="6"/>
        </table:table-row>
        <table:table-row table:style-name="ro2">
          <table:table-cell office:value-type="float" office:value="2129.874" calcext:value-type="float">
            <text:p>2129.874</text:p>
          </table:table-cell>
          <table:table-cell table:number-columns-repeated="6"/>
        </table:table-row>
        <table:table-row table:style-name="ro2">
          <table:table-cell office:value-type="float" office:value="2129.773" calcext:value-type="float">
            <text:p>2129.773</text:p>
          </table:table-cell>
          <table:table-cell table:number-columns-repeated="6"/>
        </table:table-row>
        <table:table-row table:style-name="ro2">
          <table:table-cell office:value-type="float" office:value="2130.176" calcext:value-type="float">
            <text:p>2130.176</text:p>
          </table:table-cell>
          <table:table-cell table:number-columns-repeated="6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8.766" calcext:value-type="float">
            <text:p>2128.766</text:p>
          </table:table-cell>
          <table:table-cell table:number-columns-repeated="6"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number-columns-repeated="6"/>
        </table:table-row>
        <table:table-row table:style-name="ro2">
          <table:table-cell office:value-type="float" office:value="2129.37" calcext:value-type="float">
            <text:p>2129.37</text:p>
          </table:table-cell>
          <table:table-cell table:number-columns-repeated="6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9.874" calcext:value-type="float">
            <text:p>2129.874</text:p>
          </table:table-cell>
          <table:table-cell table:number-columns-repeated="6"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number-columns-repeated="6"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6"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number-columns-repeated="6"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6"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6"/>
        </table:table-row>
        <table:table-row table:style-name="ro2">
          <table:table-cell office:value-type="float" office:value="2129.27" calcext:value-type="float">
            <text:p>2129.27</text:p>
          </table:table-cell>
          <table:table-cell table:number-columns-repeated="6"/>
        </table:table-row>
        <table:table-row table:style-name="ro2">
          <table:table-cell office:value-type="float" office:value="2130.075" calcext:value-type="float">
            <text:p>2130.075</text:p>
          </table:table-cell>
          <table:table-cell table:number-columns-repeated="6"/>
        </table:table-row>
        <table:table-row table:style-name="ro2">
          <table:table-cell office:value-type="float" office:value="2129.27" calcext:value-type="float">
            <text:p>2129.27</text:p>
          </table:table-cell>
          <table:table-cell table:number-columns-repeated="6"/>
        </table:table-row>
        <table:table-row table:style-name="ro2">
          <table:table-cell office:value-type="float" office:value="2129.27" calcext:value-type="float">
            <text:p>2129.27</text:p>
          </table:table-cell>
          <table:table-cell table:number-columns-repeated="6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6"/>
        </table:table-row>
        <table:table-row table:style-name="ro2">
          <table:table-cell office:value-type="float" office:value="2129.572" calcext:value-type="float">
            <text:p>2129.572</text:p>
          </table:table-cell>
          <table:table-cell table:number-columns-repeated="6"/>
        </table:table-row>
        <table:table-row table:style-name="ro2">
          <table:table-cell office:value-type="float" office:value="2129.27" calcext:value-type="float">
            <text:p>2129.27</text:p>
          </table:table-cell>
          <table:table-cell table:number-columns-repeated="6"/>
        </table:table-row>
        <table:table-row table:style-name="ro2">
          <table:table-cell office:value-type="float" office:value="2129.27" calcext:value-type="float">
            <text:p>2129.27</text:p>
          </table:table-cell>
          <table:table-cell table:number-columns-repeated="6"/>
        </table:table-row>
        <table:table-row table:style-name="ro2">
          <table:table-cell office:value-type="float" office:value="2129.471" calcext:value-type="float">
            <text:p>2129.471</text:p>
          </table:table-cell>
          <table:table-cell table:number-columns-repeated="6"/>
        </table:table-row>
        <table:table-row table:style-name="ro2">
          <table:table-cell office:value-type="float" office:value="2129.169" calcext:value-type="float">
            <text:p>2129.169</text:p>
          </table:table-cell>
          <table:table-cell table:number-columns-repeated="6"/>
        </table:table-row>
        <table:table-row table:style-name="ro2">
          <table:table-cell office:value-type="float" office:value="2129.068" calcext:value-type="float">
            <text:p>2129.068</text:p>
          </table:table-cell>
          <table:table-cell table:number-columns-repeated="6"/>
        </table:table-row>
        <table:table-row table:style-name="ro2">
          <table:table-cell office:value-type="float" office:value="2129.27" calcext:value-type="float">
            <text:p>2129.2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1:02:22.1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1:03:22.421000000</dc:date>
    <meta:editing-duration>PT6H5M54S</meta:editing-duration>
    <meta:editing-cycles>98</meta:editing-cycles>
    <meta:document-statistic meta:table-count="1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21cm" svg:height="9.118cm" xlink:href=".." xlink:type="simple" chart:class="chart:line" chart:style-name="ch1">
        <chart:legend chart:legend-position="end" svg:x="29.321cm" svg:y="4.257cm" style:legend-expansion="high" chart:style-name="ch2"/>
        <chart:plot-area chart:style-name="ch3" table:cell-range-address="Sheet1.A21:Sheet1.A38" svg:x="0.644cm" svg:y="0.182cm" svg:width="28.033cm" svg:height="8.754cm">
          <chartooo:coordinate-region svg:x="1.953cm" svg:y="0.384cm" svg:width="26.532cm" svg:height="7.8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1:Sheet1.A38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8622">
                <text:p>2.038622</text:p>
                <draw:g>
                  <svg:desc>Sheet1.A21:Sheet1.A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8732">
                <text:p>2.0387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8371">
                <text:p>2.038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8371">
                <text:p>2.0383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8337">
                <text:p>2.0383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846">
                <text:p>2.038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8298">
                <text:p>2.038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8298">
                <text:p>2.0382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8254">
                <text:p>2.0382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8254">
                <text:p>2.0382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8055">
                <text:p>2.0380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8055">
                <text:p>2.0380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8147">
                <text:p>2.03814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8147">
                <text:p>2.03814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7906">
                <text:p>2.0379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7906">
                <text:p>2.03790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7811">
                <text:p>2.0378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7811">
                <text:p>2.0378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